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fr" fo:country="FR"/>
    </style:style>
    <style:style style:name="P2" style:parent-style-name="Normal" style:family="paragraph">
      <style:text-properties fo:language="fr" fo:country="FR"/>
    </style:style>
    <style:style style:name="P3" style:parent-style-name="Normal" style:family="paragraph">
      <style:text-properties fo:language="fr" fo:country="FR"/>
    </style:style>
    <style:style style:name="P4" style:parent-style-name="Normal" style:family="paragraph">
      <style:text-properties fo:language="fr" fo:country="FR"/>
    </style:style>
    <style:style style:name="P5" style:parent-style-name="Normal" style:family="paragraph">
      <style:text-properties fo:language="fr" fo:country="FR"/>
    </style:style>
    <style:style style:name="P6" style:parent-style-name="Normal" style:family="paragraph">
      <style:text-properties fo:language="fr" fo:country="FR"/>
    </style:style>
    <style:style style:name="P7" style:parent-style-name="Normal" style:family="paragraph">
      <style:text-properties fo:language="fr" fo:country="FR"/>
    </style:style>
    <style:style style:name="P8" style:parent-style-name="Normal" style:family="paragraph">
      <style:text-properties fo:language="fr" fo:country="FR"/>
    </style:style>
    <style:style style:name="P9" style:parent-style-name="Normal" style:family="paragraph">
      <style:text-properties fo:language="fr" fo:country="FR"/>
    </style:style>
    <style:style style:name="P10" style:parent-style-name="Normal" style:family="paragraph">
      <style:text-properties fo:language="fr" fo:country="FR"/>
    </style:style>
    <style:style style:name="P11" style:parent-style-name="Normal" style:family="paragraph">
      <style:text-properties fo:language="fr" fo:country="FR"/>
    </style:style>
    <style:style style:name="P12" style:parent-style-name="Normal" style:family="paragraph">
      <style:text-properties fo:language="fr" fo:country="FR"/>
    </style:style>
    <style:style style:name="T13" style:parent-style-name="Policepardéfaut" style:family="text">
      <style:text-properties fo:language="fr" fo:country="FR"/>
    </style:style>
    <style:style style:name="T14" style:parent-style-name="Policepardéfaut" style:family="text">
      <style:text-properties fo:language="fr" fo:country="FR"/>
    </style:style>
    <style:style style:name="T15" style:parent-style-name="Policepardéfaut" style:family="text">
      <style:text-properties fo:language="fr" fo:country="FR"/>
    </style:style>
    <style:style style:name="T16" style:parent-style-name="Policepardéfaut" style:family="text">
      <style:text-properties fo:language="fr" fo:country="FR"/>
    </style:style>
    <style:style style:name="T17" style:parent-style-name="Policepardéfaut" style:family="text">
      <style:text-properties fo:language="fr" fo:country="FR"/>
    </style:style>
    <style:style style:name="T18" style:parent-style-name="Policepardéfaut" style:family="text">
      <style:text-properties fo:language="fr" fo:country="FR"/>
    </style:style>
    <style:style style:name="T19" style:parent-style-name="Policepardéfaut" style:family="text">
      <style:text-properties fo:language="fr" fo:country="FR"/>
    </style:style>
  </office:automatic-styles>
  <office:body>
    <office:text text:use-soft-page-breaks="true">
      <text:p text:style-name="P1">DNS<text:s/></text:p>
      <text:p text:style-name="P2">Qu'est-ce que DNS ? Son rôle et son utilité dans le Domaine</text:p>
      <text:p text:style-name="P3">Le système DNS d'Internet fonctionne comme un annuaire téléphonique en gérant le mappage entre les noms et les numéros. Les serveurs DNS traduisent des demandes de noms en adresses IP, en contrôlant à quel serveur un utilisateur final va se connecter quand il tapera un nom de domaine dans son navigateur</text:p>
      <text:p text:style-name="P4"/>
      <text:p text:style-name="P5"/>
      <text:p text:style-name="P6">Nom de Domaine<text:s/></text:p>
      <text:p text:style-name="P7">Qu'est-ce qu'un nom de domaine et comment il est fabriqué ?</text:p>
      <text:p text:style-name="P8">Un nom de domaine est la traduction d'une adresse IP en une suite de caractères faciles à retenir ou mots clés pour accéder à un site web.<text:s/>Le nom de domaine est composé d'une chaîne de caractères (nom propre, marque ou association de mots clés) et d'une extension qui indique l'espace de nommage.<text:s/></text:p>
      <text:p text:style-name="P9"/>
      <text:p text:style-name="P10"/>
      <text:p text:style-name="P11"><text:s/>Extension de nom</text:p>
      <text:p text:style-name="P12"><text:s/>Qui gère les extensions, combien y en a-t-il ?</text:p>
      <text:p text:style-name="Normal"><text:span text:style-name="T13">L’ICANN (Internet Corporation for Assigned Names and Numbers) régule et gère les extensions ou TLD (Top-Level Domain).</text:span><text:span text:style-name="T14"><text:line-break/></text:span><text:span text:style-name="T15">L</text:span><text:span text:style-name="T16">es extensions nationales (ccTLD, “Country Code Top Level Domain”), comme le .fr, le .re ou les autres noms de domaine ultramarins gérés par l’Afnic.</text:span><text:span text:style-name="T17"><text:line-break/></text:span><text:span text:style-name="T18">L</text:span><text:span text:style-name="T19">es extensions génériques (gTLD, “Generic Top Level Domain”) dont les plus connues sont le .com, .net, .info, .biz. Depuis quelques années, de nombreuses nouvelles extensions génériques ont fait leur apparition, comme .paris, .bzh, .alsace, .corsic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ed Hadouch</meta:initial-creator>
    <dc:creator>Mohamed Hadouch</dc:creator>
    <meta:creation-date>2024-04-23T07:46:00Z</meta:creation-date>
    <dc:date>2024-04-23T07:57:00Z</dc:date>
    <meta:template xlink:href="Normal" xlink:type="simple"/>
    <meta:editing-cycles>4</meta:editing-cycles>
    <meta:editing-duration>PT660S</meta:editing-duration>
    <meta:document-statistic meta:page-count="1" meta:paragraph-count="2" meta:word-count="198" meta:character-count="1331" meta:row-count="9" meta:non-whitespace-character-count="1135"/>
  </office:meta>
</office:document-meta>
</file>